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text-properties fo:font-size="10pt" fo:font-weight="bold" style:font-size-asian="10pt" style:font-weight-asian="bold" style:font-size-complex="10pt" style:font-weight-complex="bold"/>
    </style:style>
    <style:style style:name="P4" style:family="paragraph" style:parent-style-name="Text_20_body">
      <style:paragraph-properties fo:text-align="center" style:justify-single-word="false"/>
      <style:text-properties fo:language="en" fo:country="US" fo:font-weight="bold" style:font-weight-asian="bold" style:font-weight-complex="bold"/>
    </style:style>
    <style:style style:name="P5" style:family="paragraph" style:parent-style-name="Text_20_body">
      <style:text-properties style:font-name="Verdana" fo:font-weight="bold" style:font-weight-asian="bold" style:font-weight-complex="bold"/>
    </style:style>
    <style:style style:name="P6" style:family="paragraph" style:parent-style-name="Text_20_body" style:list-style-name="L1">
      <style:text-propertie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bold" officeooo:paragraph-rsid="0015fa7f"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normal" officeooo:paragraph-rsid="00159f8d" style:font-weight-asian="normal" style:font-weight-complex="normal"/>
    </style:style>
    <style:style style:name="P11" style:family="paragraph" style:parent-style-name="Text_20_body">
      <style:text-properties fo:font-weight="normal" officeooo:paragraph-rsid="0015fa7f" style:font-weight-asian="normal" style:font-weight-complex="normal"/>
    </style:style>
    <style:style style:name="P12" style:family="paragraph" style:parent-style-name="Text_20_body">
      <style:paragraph-properties fo:text-align="start" style:justify-single-word="false"/>
      <style:text-properties fo:font-weight="normal" officeooo:paragraph-rsid="0015fa7f" style:font-weight-asian="normal" style:font-weight-complex="normal"/>
    </style:style>
    <style:style style:name="P13" style:family="paragraph" style:parent-style-name="Text_20_body" style:list-style-name="L1">
      <style:paragraph-properties fo:margin-top="0cm" fo:margin-bottom="0cm" style:contextual-spacing="false"/>
      <style:text-properties fo:font-size="11pt" fo:font-style="italic" fo:font-weight="normal" style:font-size-asian="11pt" style:font-style-asian="italic" style:font-weight-asian="normal" style:font-size-complex="11pt" style:font-style-complex="italic" style:font-weight-complex="normal"/>
    </style:style>
    <style:style style:name="P14" style:family="paragraph" style:parent-style-name="Text_20_body" style:list-style-name="L1">
      <style:paragraph-properties fo:margin-top="0cm" fo:margin-bottom="0cm" style:contextual-spacing="false"/>
      <style:text-properties style:font-name="Verdana" fo:font-size="11pt" fo:font-style="italic" fo:font-weight="normal" style:font-size-asian="11pt" style:font-style-asian="italic" style:font-weight-asian="normal" style:font-size-complex="11pt" style:font-style-complex="italic" style:font-weight-complex="normal"/>
    </style:style>
    <style:style style:name="P15" style:family="paragraph" style:parent-style-name="Heading_20_1">
      <style:paragraph-properties fo:text-align="center" style:justify-single-word="false"/>
      <style:text-properties fo:language="en" fo:country="US" fo:font-weight="bold" style:font-weight-asian="bold" style:font-weight-complex="bold"/>
    </style:style>
    <style:style style:name="T1" style:family="text">
      <style:text-properties fo:language="en" fo:country="GB"/>
    </style:style>
    <style:style style:name="T2" style:family="text">
      <style:text-properties style:font-name="Verdana"/>
    </style:style>
    <style:style style:name="T3" style:family="text">
      <style:text-properties officeooo:rsid="00159f8d"/>
    </style:style>
    <style:style style:name="T4" style:family="text">
      <style:text-properties fo:font-weight="normal" officeooo:rsid="0015fa7f" style:font-weight-asian="normal" style:font-weight-complex="normal"/>
    </style:style>
    <style:style style:name="T5" style:family="text">
      <style:text-properties officeooo:rsid="0015fa7f"/>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Review template</text:h>
      <text:p text:style-name="P4">Article name: <text:span text:style-name="T3">DynaStat – ett system som sparar och sammanställer siffrorna från dina annonser</text:span></text:p>
      <text:p text:style-name="P4">found at: <text:span text:style-name="T3">-</text:span></text:p>
      <text:p text:style-name="P4">Name: <text:span text:style-name="T3">Jonathan Sharyari</text:span></text:p>
      <text:p text:style-name="P4">Date: <text:span text:style-name="T3">20/5 2013</text:span></text:p>
      <text:p text:style-name="P2"/>
      <text:p text:style-name="P1"><text:span text:style-name="T1">What kind </text:span>of article is it? A review paper, a evaluative paper, a theory paper, practical paper, case study, etc?</text:p>
      <text:p text:style-name="P10"><text:span text:style-name="T3">Practical paper</text:span></text:p>
      <text:p text:style-name="P1"/>
      <text:p text:style-name="P1">What can you gain from the article? Ideas, techniques, useful quotes?</text:p>
      <text:p text:style-name="P10"><text:span text:style-name="T3">None of the above</text:span></text:p>
      <text:p text:style-name="P1">Is the author well-recongnized in his/her field? Is the author an authority in this area?</text:p>
      <text:p text:style-name="P10"><text:span text:style-name="T3">No</text:span></text:p>
      <text:p text:style-name="P1">What contribution is the article making? What kind of contribution? Can it make a contribution to your own project, if so, how?</text:p>
      <text:p text:style-name="P10"><text:span text:style-name="T3">Unrelated to my project. They are filling a gap certainly, as there is a specific purpose with the system. The intended deliverable will fill not only this gap, but will try to be more general also.</text:span></text:p>
      <text:p text:style-name="P1">How does the article fit withing its context? How does the article fit into and support the context in your project? How important is the article in its field and your own? Does the paper classify and summarize its field in a clearer or more logical way than has been done before?</text:p>
      <text:p text:style-name="P10"><text:span text:style-name="T3">No, it does not. I'm not sure ”its field” is something it has.</text:span></text:p>
      <text:p text:style-name="P1">Does conclusion follow logically from the work that has been presented? Are the arguments logical? Do they follow from eachother? Are they supported or contradicted by the work of others? Are alternative conclusions consistent with the discussions?</text:p>
      <text:p text:style-name="P8"><text:span text:style-name="T4">There is no conclusion.</text:span></text:p>
      <text:p text:style-name="P1">Can you differentiate fact from unsubstantiated opinion? If there are opinions in the article, do you agree with them? Are these opinions supported by logical arguments or other authors?</text:p>
      <text:p text:style-name="P11"><text:span text:style-name="T5">It is possible to differentiate mostly, but some statements might need a reference. For someone outside the world of digital skyltning, it could be difficult to know whether it is facts or opinion.</text:span></text:p>
      <text:p text:style-name="P1">What do you feel about what has been written? Do you agree with statements that are made? Are there counter-arguments?</text:p>
      <text:p text:style-name="P12"><text:span text:style-name="T5">I do agree with the statements.</text:span></text:p>
      <text:p text:style-name="P1">Does the article contradict other view-points or support the status-quo? How does the article relate to other articles in the field?</text:p>
      <text:p text:style-name="P11"><text:span text:style-name="T5">Don't know</text:span></text:p>
      <text:p text:style-name="P1">What rerferences do they use? Are these appropriate and/or up-to-date? Which references can you use? Is the article referenced by other authors?</text:p>
      <text:p text:style-name="P11"><text:soft-page-break/><text:span text:style-name="T5">As far as I can tell, the references are good and also well-formatted. One of the references does not give enough information to determine what it is.</text:span></text:p>
      <text:p text:style-name="P1"/>
      <text:p text:style-name="P1">Are there limits to what the author is suggesting? Is his/her argument applicable only in certain cases?</text:p>
      <text:p text:style-name="P11"><text:span text:style-name="T5">N/A</text:span></text:p>
      <text:p text:style-name="P1">Can you use the results from the article in your own work? How does these results contribute and fit in to their field, and your own?</text:p>
      <text:p text:style-name="P11"><text:span text:style-name="T5">N/A</text:span></text:p>
      <text:p text:style-name="P1">What is the major problem or issue being investigated?</text:p>
      <text:p text:style-name="P11"><text:span text:style-name="T5">Designing a statistics systems for digital marketing that is easily generalized to different systems, and to implement it as a module for a specific system.</text:span></text:p>
      <text:p text:style-name="P1">How clearly are the major concepts defined and explained?</text:p>
      <text:p text:style-name="P8"><text:span text:style-name="T4">Those that are explained are well-explained, in a perfect level of detail. It is not always clear how they relate to the project though.</text:span></text:p>
      <text:p text:style-name="P1">Is there a clear research hypothesis that can be and is tested?</text:p>
      <text:p text:style-name="P11"><text:span text:style-name="T5">The hypothesis is clear, and can be tested in a way and might be in a later stage of the project. This hypothesis is difficult to understand from the section in the report that should be explaining it – instead, that section is mostly a repetition of the introduction.</text:span></text:p>
      <text:p text:style-name="P1">What type of research design or methodology is employed? Is it suitable and reliable?</text:p>
      <text:p text:style-name="P9"/>
      <text:p text:style-name="P1">Have algorithms and statistical techniques been used appropriately? Can you apply them in your own work? What are the limitations of these techniques?</text:p>
      <text:p text:style-name="P1"/>
      <text:p text:style-name="P1">Is the choice of measures, sample sizes and data appropriate? Have extranous factors and variables been considered?</text:p>
      <text:p text:style-name="P1"/>
      <text:p text:style-name="P1">Can generalizations be made from these results? What are the limitations of these generalizations?</text:p>
      <text:p text:style-name="P1"/>
      <text:p text:style-name="P1">Are there implications of the results discussed?</text:p>
      <text:p text:style-name="P1"/>
      <text:p text:style-name="P1">What is your overall assesment of this study – in terms of its adequacy for explaining the research problem and the contribution it is making?</text:p>
      <text:p text:style-name="P1"/>
      <text:p text:style-name="P1">Are the diagrams and figures readable? Relevant?</text:p>
      <text:p text:style-name="P1"/>
      <text:p text:style-name="P1">Are the references and citations formatted properly?</text:p>
      <text:p text:style-name="P1"/>
      <text:p text:style-name="P1">Will it interest people to read this article?</text:p>
      <text:p text:style-name="P1"><text:soft-page-break/></text:p>
      <text:p text:style-name="P5"/>
      <text:list xml:id="list1678551932" text:style-name="L1">
        <text:list-item>
          <text:p text:style-name="P14">Excellent - This paper is amongst the best papers I have ever read (short-list for best paper award) </text:p>
        </text:list-item>
        <text:list-item>
          <text:p text:style-name="P13"><text:span text:style-name="T2">Very good paper (Consider short listing for best paper award)</text:span> </text:p>
        </text:list-item>
        <text:list-item>
          <text:p text:style-name="P14">Sound paper - I recommend acceptance </text:p>
        </text:list-item>
        <text:list-item>
          <text:p text:style-name="P13"><text:span text:style-name="T2">Borderline - This paper could be accepted if there is room</text:span> </text:p>
        </text:list-item>
        <text:list-item>
          <text:p text:style-name="P13"><text:span text:style-name="T2">Poor - This paper has limited contribution, or the work is not yet ready for publication. I do not believe it should be accepted, but if other reviewers differ, </text:span><text:span text:style-name="T2">I would not oppose strongly</text:span> </text:p>
        </text:list-item>
        <text:list-item>
          <text:p text:style-name="P6"><text:span text:style-name="T2">Unacceptable - The work makes no contribution or, worse, it is flawed or scurrilous. I believe that publication of this paper would reflect badly on our community. I would strongly oppose any other outcome.</text:span>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16:25:35</meta:creation-date>
    <dc:date>2013-05-20T19:31:45</dc:date>
    <meta:editing-duration>PT4M41S</meta:editing-duration>
    <meta:editing-cycles>9</meta:editing-cycles>
    <meta:generator>LibreOffice/3.6$Linux_x86 LibreOffice_project/360m1$Build-2</meta:generator>
    <meta:document-statistic meta:table-count="0" meta:image-count="0" meta:object-count="0" meta:page-count="3" meta:paragraph-count="50" meta:word-count="816" meta:character-count="4795" meta:non-whitespace-character-count="4029"/>
  </office:meta>
</office:document-meta>
</file>